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arial1" svg:font-family="arial" style:font-adornments="Gras" style:font-family-generic="swiss"/>
    <style:font-face style:name="arial" svg:font-family="arial" style:font-adornments="Normal" style:font-family-generic="swiss"/>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2"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3" style:family="paragraph" style:parent-style-name="Standard">
      <style:paragraph-properties fo:text-align="center" style:justify-single-word="false"/>
      <style:text-properties style:font-name="Arial" fo:font-weight="bold" style:font-weight-asian="bold" style:font-weight-complex="bold"/>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style>
    <style:style style:name="P6" style:family="paragraph" style:parent-style-name="Heading_20_1" style:list-style-name="L1"/>
    <style:style style:name="P7" style:family="paragraph" style:parent-style-name="Heading_20_1" style:list-style-name="L1">
      <style:text-properties style:font-name="Arial" fo:font-size="10pt" fo:font-weight="bold" style:font-size-asian="10pt" style:font-weight-asian="bold" style:font-size-complex="10pt" style:font-weight-complex="bold"/>
    </style:style>
    <style:style style:name="P8" style:family="paragraph" style:parent-style-name="Heading_20_1" style:list-style-name="L1">
      <style:text-properties style:font-name="Arial" fo:font-size="10pt" fo:font-weight="bold" style:font-size-asian="10pt" style:font-weight-asian="bold" style:font-size-complex="10pt" style:font-weight-complex="bold"/>
    </style:style>
    <style:style style:name="P9" style:family="paragraph" style:parent-style-name="Heading_20_1" style:list-style-name="L1">
      <style:text-properties style:font-name="Arial" fo:font-size="10pt" fo:font-weight="bold" style:font-size-asian="10pt" style:font-weight-asian="bold" style:font-size-complex="10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LONG</text:p>
      <text:p text:style-name="P3">COMPTE RENDU DE LA RÉUNION 5</text:p>
      <text:p text:style-name="P2">(25/02/2008)</text:p>
      <text:p text:style-name="P1"/>
      <text:list text:style-name="L1">
        <text:list-item>
          <text:h text:style-name="P6" text:outline-level="1">Gestion de fin de projet</text:h>
        </text:list-item>
      </text:list>
      <text:p text:style-name="P4"><text:tab/>Dans le cas du projet Xen AttiTUNe, la logique suivie pour la résolution de problèmes repose sur la documentation en ligne et l'appel à des spécialiste techniques appartenant au au cadre du projet.</text:p>
      <text:p text:style-name="P4"><text:tab/>Une fois le problème identifié et reproduit, tous le travail effectué jusqu'à ce point doit être sauvegardé sous la forme de documentation, notamment de tutoriels, et de rapports de tests. La <text:span text:style-name="T1">baseline</text:span>, <text:span text:style-name="T1">i. e.</text:span> la liste des versions des programmes utilisés pour effectuer les tests, doit être tracée pour identifier l'état de l'application complète lors du test.</text:p>
      <text:p text:style-name="P4"><text:tab/>Ensuite, la phase de résolution proprement consiste à mettre à jour les programmes à la lumière des dysfonctionnement observés. Pour ce faire, des solutions techniques sont explorées en parallèle et évaluées en fonction de leur compatibilité avec l'état courant du système. Ceci nécessite une organisation basée sur la liste d'actions qui doit donc être quotidiennement mise à jour.</text:p>
      <text:p text:style-name="P4"><text:tab/>Enfin, la campagne de tests doit être rejouée avec la nouvelle <text:span text:style-name="T1">baseline</text:span><text:span text:style-name="T2"> afin de valider les modifications et vérifier que la conformité du système aux exigences n'a pas été dégradée à cause des nouvelles modifcations. En guise de synthèse, les problèmes doivent être classés en fonction de leur origine. Les causes dues aux éléments extérieurs, </text:span><text:span text:style-name="T1">e. g.</text:span><text:span text:style-name="T2">TUNe qui doit intégrer le système déjà développé.</text:span></text:p>
      <text:p text:style-name="P4"><text:tab/>Le rapport final devra faire état de la démarche adoptée en cas de problème. Il devra présenter le projet de manière pédagogique en valorisant le travail effectué. Expliquer la logique générale de la gestion du projet, <text:span text:style-name="T1">i. e.</text:span><text:span text:style-name="T2"> le cycle de développement en V, puis la logique locale adoptée lorsque l'équipe s'est confrontée à un problème.</text:span></text:p>
      <text:list text:style-name="L1" text:continue-numbering="true">
        <text:list-item>
          <text:h text:style-name="P7" text:outline-level="1">Objectifs pour la prochaine séance</text:h>
          <text:list>
            <text:list-item>
              <text:h text:style-name="P7" text:outline-level="1">Version finale de l'application</text:h>
            </text:list-item>
            <text:list-item>
              <text:h text:style-name="P7" text:outline-level="1">Slides de la présentation d'anglais</text:h>
            </text:list-item>
          </text:list>
        </text:list-item>
      </text:list>
      <text:p text:style-name="P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arial1" svg:font-family="arial" style:font-adornments="Gras" style:font-family-generic="swiss"/>
    <style:font-face style:name="arial" svg:font-family="arial" style:font-adornments="Normal" style:font-family-generic="swiss"/>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arial" fo:font-size="10pt"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style:font-name="arial1" fo:font-size="10pt" fo:font-weight="bold" style:font-size-asian="115%" style:font-weight-asian="bold" style:font-size-complex="115%" style:font-weight-complex="bold"/>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12T10:01:25</meta:creation-date>
    <dc:creator>adminxen</dc:creator>
    <dc:date>2008-02-26T10:20:32</dc:date>
    <meta:editing-cycles>32</meta:editing-cycles>
    <meta:editing-duration>PT9H53M30S</meta:editing-duration>
    <meta:user-defined meta:name="Info 1"/>
    <meta:user-defined meta:name="Info 2"/>
    <meta:user-defined meta:name="Info 3"/>
    <meta:user-defined meta:name="Info 4"/>
    <meta:document-statistic meta:table-count="0" meta:image-count="0" meta:object-count="0" meta:page-count="1" meta:paragraph-count="13" meta:word-count="298" meta:character-count="1854"/>
  </office:meta>
</office:document-meta>
</file>